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 Black" svg:font-family="'Noto Sans Mono Black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f1539"/>
    </style:style>
    <style:style style:name="P2" style:family="paragraph" style:parent-style-name="Heading_20_1">
      <style:paragraph-properties fo:margin-top="0in" fo:margin-bottom="0.0799in" style:contextual-spacing="false"/>
      <style:text-properties officeooo:paragraph-rsid="001f1539"/>
    </style:style>
    <style:style style:name="P3" style:family="paragraph" style:parent-style-name="Subtitle">
      <style:paragraph-properties fo:text-align="end" style:justify-single-word="false"/>
      <style:text-properties fo:color="#ff0000" loext:opacity="100%" officeooo:paragraph-rsid="001eb65c"/>
    </style:style>
    <style:style style:name="P4" style:family="paragraph" style:parent-style-name="Table_20_Contents">
      <style:text-properties style:font-name="Noto Sans Mono" fo:font-size="16pt" style:font-size-asian="16pt" style:font-size-complex="16pt"/>
    </style:style>
    <style:style style:name="P5" style:family="paragraph" style:parent-style-name="Table_20_Contents">
      <style:text-properties fo:color="#ff0000" loext:opacity="100%" style:font-name="Noto Sans Mono" fo:font-size="16pt" officeooo:rsid="001eb65c" officeooo:paragraph-rsid="001eb65c" style:font-size-asian="16pt" style:font-size-complex="16pt"/>
    </style:style>
    <style:style style:name="P6" style:family="paragraph" style:parent-style-name="Text_20_body">
      <style:text-properties officeooo:rsid="001eb65c" officeooo:paragraph-rsid="001eb65c"/>
    </style:style>
    <style:style style:name="P7" style:family="paragraph" style:parent-style-name="Text_20_body" style:list-style-name="L7">
      <style:text-properties officeooo:rsid="001eb65c" officeooo:paragraph-rsid="001eb65c"/>
    </style:style>
    <style:style style:name="P8" style:family="paragraph" style:parent-style-name="Text_20_body">
      <style:text-properties officeooo:paragraph-rsid="001eb65c"/>
    </style:style>
    <style:style style:name="P9" style:family="paragraph" style:parent-style-name="Text_20_body">
      <style:text-properties fo:color="#ffffff" loext:opacity="100%" style:font-name="Noto Sans Mono" fo:font-size="16pt" officeooo:rsid="001eb65c" officeooo:paragraph-rsid="001eb65c" style:font-size-asian="16pt" style:font-size-complex="16pt"/>
    </style:style>
    <style:style style:name="P10" style:family="paragraph" style:parent-style-name="Text_20_body">
      <style:text-properties fo:color="#ff0000" loext:opacity="100%" style:font-name="Noto Sans Mono" fo:font-size="16pt" officeooo:rsid="001eb65c" officeooo:paragraph-rsid="001eb65c" style:font-size-asian="16pt" style:font-size-complex="16pt"/>
    </style:style>
    <style:style style:name="P11" style:family="paragraph" style:parent-style-name="Text_20_body">
      <style:paragraph-properties fo:text-align="end" style:justify-single-word="false"/>
      <style:text-properties fo:color="#ff0000" loext:opacity="100%" officeooo:rsid="001eb65c" officeooo:paragraph-rsid="001eb65c"/>
    </style:style>
    <style:style style:name="P12" style:family="paragraph" style:parent-style-name="Text_20_body">
      <style:paragraph-properties fo:text-align="end" style:justify-single-word="false"/>
      <style:text-properties fo:color="#ff0000" loext:opacity="100%"/>
    </style:style>
    <style:style style:name="P13" style:family="paragraph" style:parent-style-name="Text_20_body" style:list-style-name="L1">
      <style:text-properties officeooo:paragraph-rsid="001eb65c"/>
    </style:style>
    <style:style style:name="P14" style:family="paragraph" style:parent-style-name="Text_20_body" style:list-style-name="L2"/>
    <style:style style:name="P15" style:family="paragraph" style:parent-style-name="Text_20_body" style:list-style-name="L6">
      <style:text-properties officeooo:paragraph-rsid="001eb65c"/>
    </style:style>
    <style:style style:name="P16" style:family="paragraph" style:parent-style-name="Text_20_body" style:list-style-name="L7">
      <style:text-properties officeooo:paragraph-rsid="001eb65c"/>
    </style:style>
    <style:style style:name="P17" style:family="paragraph" style:parent-style-name="Text_20_body">
      <style:text-properties officeooo:rsid="001f1539" officeooo:paragraph-rsid="001f1539"/>
    </style:style>
    <style:style style:name="P18" style:family="paragraph" style:parent-style-name="Title">
      <style:text-properties officeooo:rsid="001eb65c" officeooo:paragraph-rsid="001eb65c"/>
    </style:style>
    <style:style style:name="T1" style:family="text">
      <style:text-properties officeooo:rsid="001eb65c"/>
    </style:style>
    <style:style style:name="T2" style:family="text">
      <style:text-properties style:font-name="Noto Sans Mono" fo:font-size="16pt" style:font-size-asian="16pt" style:font-size-complex="16pt"/>
    </style:style>
    <style:style style:name="T3" style:family="text">
      <style:text-properties style:font-name="Noto Sans Mono" fo:font-size="16pt" officeooo:rsid="001eb65c" style:font-size-asian="16pt" style:font-size-complex="16pt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style:font-name="Noto Sans Mono" fo:font-size="16pt" style:font-size-asian="16pt" style:font-size-complex="16pt"/>
    </style:style>
    <style:style style:name="T6" style:family="text">
      <style:text-properties fo:color="#ff0000" loext:opacity="100%" officeooo:rsid="001eb65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officeooo:rsid="001eb65c"/>
    </style:style>
    <style:style style:name="T10" style:family="text">
      <style:text-properties officeooo:rsid="001f153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>Podstawy makroekonomii.</text:p>
      <text:p text:style-name="P18">Notatki uczniowe z wykładów profesorza Jerzy Rembezy</text:p>
      <text:p text:style-name="P6"/>
      <text:p text:style-name="P6"/>
      <text:p text:style-name="P6"/>
      <text:p text:style-name="Subtitle"/>
      <text:p text:style-name="Text_20_body"/>
      <text:p text:style-name="P3">Kazimir Shkirtovsky</text:p>
      <text:p text:style-name="P12">Politechnika Koszalińska</text:p>
      <text:p text:style-name="P11">Zarządzanie I</text:p>
      <text:p text:style-name="P11"/>
      <text:p text:style-name="Title"><text:soft-page-break/>Wprowadzenie</text:p>
      <text:h text:style-name="Heading_20_1" text:outline-level="1" text:is-list-header="true">Makroekonomia</text:h>
      <text:p text:style-name="Text_20_body"><text:span text:style-name="T2">Makroekonomia bada funkcjonowanie gospodarki traktowanej jako całość. </text:span><text:span text:style-name="T5">Co to znaczy? </text:span><text:span text:style-name="T3">O</text:span><text:span text:style-name="T2">znacza to, że makroekonomia bada zachowanie, wyniki i wzajemne relacje głównych agregatów ekonomicznych, takich jak dochód narodowy, zatrudnienie, inflacja, wzrost gospodarczy i ogólny poziom cen . Koncentruje się na zrozumieniu szerszych trendów i zjawisk gospodarczych, które mają wpływ na cały kraj lub region, a nie na poszczególne rynki lub określone branże.</text:span></text:p>
      <text:h text:style-name="Heading_20_1" text:outline-level="1" text:is-list-header="true">Jaka różnica między marko- a mikroekonomią?</text:h>
      <text:p text:style-name="P9"><text:span text:style-name="T4">Makroekonomia </text:span>koncentruje się na ogólnych wynikach gospodarki jako całości, analizując zagregowane zmienne, takie jak PKB, inflacja i bezrobocie. Analizuje takie tematy, jak polityka fiskalna i monetarna, wzrost gospodarczy i wpływ handlu międzynarodowego. </text:p>
      <text:p text:style-name="P9"><text:span text:style-name="T4">Mikroekonomia </text:span>bada określone jednostki gospodarcze, takie jak gospodarstwa domowe, firmy i rynki, analizując czynniki, takie jak zachowania konsumentów, dynamika podaży i popytu, koszty produkcji i konkurencyjność rynku.</text:p>
      <text:h text:style-name="P1" text:outline-level="1" text:is-list-header="true"><text:soft-page-break/>Pytania dla makro- a mikroekonomii: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Dla makroekonomii:</text:p>
          </table:table-cell>
          <table:table-cell table:style-name="Table1.B1" office:value-type="string">
            <text:p text:style-name="P5">Dla mikroekonomii:</text:p>
          </table:table-cell>
        </table:table-row>
        <table:table-row>
          <table:table-cell table:style-name="Table1.A2" office:value-type="string">
            <text:p text:style-name="P4">W jaki sposób wzrost wydatków rządowych i inwestycji wpływa na ogólny wzrost gospodarczy kraju?</text:p>
          </table:table-cell>
          <table:table-cell table:style-name="Table1.B2" office:value-type="string">
            <text:p text:style-name="P4">Jak spadek ceny produktu wpływa na popyt konsumpcyjny i przychody poszczególnych firm na określonym rynku?</text:p>
          </table:table-cell>
        </table:table-row>
        <table:table-row>
          <table:table-cell table:style-name="Table1.A2" office:value-type="string">
            <text:p text:style-name="P4">Jakie są potencjalne konsekwencje wysokiej stopy inflacji dla siły nabywczej jednostek i stabilności gospodarki?</text:p>
          </table:table-cell>
          <table:table-cell table:style-name="Table1.B2" office:value-type="string">
            <text:p text:style-name="P4">Jakie czynniki determinują poziom konkurencji w danej branży i jaki ma to wpływ na strategie cenowe firm?</text:p>
          </table:table-cell>
        </table:table-row>
        <table:table-row>
          <table:table-cell table:style-name="Table1.A2" office:value-type="string">
            <text:p text:style-name="P4">W jaki sposób decyzja banku centralnego o podniesieniu stóp procentowych wpływa na pożyczki konsumenckie, inwestycje biznesowe i działalność gospodarczą?</text:p>
          </table:table-cell>
          <table:table-cell table:style-name="Table1.B2" office:value-type="string">
            <text:p text:style-name="P4">W jaki sposób zmiany dochodów i preferencji konsumentów wpływają na popyt i podaż towarów i usług na lokalnym rynku?</text:p>
          </table:table-cell>
        </table:table-row>
        <table:table-row>
          <table:table-cell table:style-name="Table1.A2" office:value-type="string">
            <text:p text:style-name="P4">Jakie są skutki zmian kursów walutowych dla eksportu i importu danego kraju i jak wpływają one na ogólny bilans handlowy?</text:p>
          </table:table-cell>
          <table:table-cell table:style-name="Table1.B2" office:value-type="string">
            <text:p text:style-name="P4">Jakie są implikacje ekonomiczne decyzji firmy o zainwestowaniu w nową technologię i automatyzację procesu produkcyjnego?</text:p>
          </table:table-cell>
        </table:table-row>
      </table:table>
      <text:p text:style-name="P10"/>
      <text:h text:style-name="Heading_20_1" text:outline-level="1" text:is-list-header="true"><text:soft-page-break/>Czym zajmują się makroekonomiści:</text:h>
      <text:p text:style-name="P9"><text:span text:style-name="T4">Analizowanie i prognozowanie </text:span>krajowych wskaźników ekonomicznych, takich jak PKB, stopy inflacji i stopy bezrobocia.</text:p>
      <text:p text:style-name="P9"><text:span text:style-name="T4">Oceniają wpływ</text:span> polityki fiskalnej, takiej jak wydatki rządowe i podatki, na ogólny wzrost gospodarczy i stabilność.</text:p>
      <text:p text:style-name="P9"><text:span text:style-name="T4">Badają wpływ</text:span> polityki pieniężnej, w tym stóp procentowych i podaży pieniądza, na inflację, inwestycje i wydatki konsumpcyjne.</text:p>
      <text:p text:style-name="P9"><text:span text:style-name="T4">Badają relacji</text:span> między różnymi sektorami gospodarki i ich wkładu w ogólne wyniki gospodarcze.</text:p>
      <text:p text:style-name="P9"><text:span text:style-name="T4">Analizują wpływ</text:span> handlu międzynarodowego i światowych trendów gospodarczych na gospodarkę kraju, w tym nierównowag handlowych i wahań kursów walut.</text:p>
      <text:p text:style-name="P9"><text:span text:style-name="T4">Oceniają wpływ</text:span> regulacji i polityk rządowych na przedsiębiorstwa i branże, w tym ich wpływu na konkurencję i dynamikę rynku.</text:p>
      <text:p text:style-name="P9"><text:span text:style-name="T4">Badają wpływ</text:span> dystrybucji dochodów i nierówności na wzrost gospodarczy, dobrobyt społeczny i stabilność.</text:p>
      <text:p text:style-name="P9">Itd.</text:p>
      <text:p text:style-name="P10"/>
      <text:p text:style-name="P10"><text:soft-page-break/>Inaczej:</text:p>
      <text:p text:style-name="P8">Makroekonomisci analizują, badają, oceniają i prognozują makroekonomikę <text:span text:style-name="T1">a tak że czynniki wpływu wzrostu lub spadku wybranych danych</text:span>. Badania mogą być:</text:p>
      <text:list xml:id="list3587859844" text:style-name="L1">
        <text:list-item>
          <text:p text:style-name="P13"><text:span text:style-name="T4">teorytycznymi</text:span> <text:span text:style-name="T1">(na paperzy, bez doświadczeń historycznych)</text:span></text:p>
        </text:list-item>
        <text:list-item>
          <text:p text:style-name="P13"><text:span text:style-name="T4">empirycznymi</text:span> (praktycznymi, <text:span text:style-name="T7">z przeszłych doświadczeń</text:span>)</text:p>
        </text:list-item>
      </text:list>
      <text:h text:style-name="Heading_20_1" text:outline-level="1" text:is-list-header="true">Przykłady problemów rozwiązywanych przez makroekonomistów:</text:h>
      <text:p text:style-name="Text_20_body">Jakie są kluczowe czynniki kształtujące trajektorię długoterminowego wzrostu gospodarczego na poziomie krajowym?</text:p>
      <text:p text:style-name="Text_20_body">Jakie są główne przyczyny wahań krajowej aktywności gospodarczej?</text:p>
      <text:p text:style-name="Text_20_body">Jakie są przyczyny bezrobocia w gospodarce?</text:p>
      <text:p text:style-name="Text_20_body">Jakie czynniki przyczyniają się do wzrostu cen i inflacji?</text:p>
      <text:p text:style-name="Text_20_body">W jaki sposób gospodarka światowa wpływa i wpływa na funkcjonowanie gospodarki narodowej?</text:p>
      <text:p text:style-name="Text_20_body">W jakim stopniu polityka gospodarcza może wpływać i łagodzić skutki gospodarki narodowej?</text:p>
      <text:h text:style-name="Heading_20_1" text:outline-level="1" text:is-list-header="true"><text:soft-page-break/>Główne problemy współczesnej makroekonomii</text:h>
      <text:p text:style-name="Text_20_body">Współczesne problemy makroekonomiczne obejmują szereg zagadnień, z którymi borykają się ekonomiści i decydenci, próbując zrozumieć i zarządzać ogólnymi wynikami i stabilnością gospodarki. Problemy te często krzyżują się z koncepcjami teorii wzrostu i teorii stabilizacji. Oto opis tego, jak te dwie kwestie odnoszą się do niektórych współczesnych problemów makroekonomicznych:</text:p>
      <text:p text:style-name="Text_20_body"/>
      <text:list text:style-name="L2">
        <text:list-item>
          <text:p text:style-name="P14">Co decyduje o ścieżce – poziomie i tempie wzrostu – przy pełnym zatrudnieniu i produkcie potencjalnym? <text:span text:style-name="T4">(Problem teorii wzrostu)</text:span></text:p>
        </text:list-item>
        <text:list-item>
          <text:p text:style-name="P14">Co decyduje o poziomie aktualnego produktu w stosunku do potencjału w danym momencie? <text:span text:style-name="T4">(Problem teorii stabilizacji)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soft-page-break/>Cele i narzędzia makroekonomicz<text:span text:style-name="T1">n</text:span>e</text:h>
      <text:p text:style-name="P8"><text:span text:style-name="T4">Cele m</text:span><text:span text:style-name="T6">a</text:span><text:span text:style-name="T4">kroekonomii</text:span> to <text:span text:style-name="T9">o</text:span><text:span text:style-name="T8">siągnięcie </text:span>: </text:p>
      <text:list text:style-name="L6">
        <text:list-item>
          <text:p text:style-name="P15"><text:span text:style-name="T1">Wysokiego (w stosunku do potencjału) </text:span><text:span text:style-name="T8">stabilnego wzrostu gospodarczego </text:span><text:span text:style-name="T1">(produkowania usług,</text:span> <text:span text:style-name="T1">towarów).</text:span></text:p>
        </text:list-item>
        <text:list-item>
          <text:p text:style-name="P15"><text:span text:style-name="T1">N</text:span>i<text:span text:style-name="T1">s</text:span>kiego <text:span text:style-name="T1">pozioma </text:span>bezrobocia, <text:span text:style-name="T1">wysokiego pozioma zatrudnenia.</text:span></text:p>
        </text:list-item>
        <text:list-item>
          <text:p text:style-name="P15"><text:span text:style-name="T1">S</text:span>tabilności cen przy generalnym utrzymaniu mechanizmu rynkowego.</text:p>
        </text:list-item>
        <text:list-item>
          <text:p text:style-name="P15"><text:span text:style-name="T1">T</text:span>rwałej równowagi handlowej ze stabilnym kursem walutowym.</text:p>
        </text:list-item>
      </text:list>
      <text:p text:style-name="P8"><text:span text:style-name="T6">N</text:span><text:span text:style-name="T4">arzędzia makroekonomiczne</text:span> <text:span text:style-name="T1">są polityki:</text:span></text:p>
      <text:list text:style-name="L7">
        <text:list-item>
          <text:p text:style-name="P16"><text:span text:style-name="T1">F</text:span>iskalna (<text:span text:style-name="T1">kontrolowanie podatków i </text:span>wydatk<text:span text:style-name="T1">ów publicznych</text:span>) </text:p>
        </text:list-item>
        <text:list-item>
          <text:p text:style-name="P16"><text:span text:style-name="T1">M</text:span>onetarna (kontrolowanie podaży pieniądza)</text:p>
        </text:list-item>
        <text:list-item>
          <text:p text:style-name="P7">Dochodowa (wpływ płac i cen)</text:p>
        </text:list-item>
        <text:list-item>
          <text:p text:style-name="P7">Międzynarodowa (regulacje handlu międzynarodowego, interwencje na rynku pracy)</text:p>
        </text:list-item>
      </text:list>
      <text:p text:style-name="P6"/>
      <text:p text:style-name="P6"/>
      <text:p text:style-name="P6"/>
      <text:p text:style-name="P6"/>
      <text:h text:style-name="P1" text:outline-level="1" text:is-list-header="true"><text:soft-page-break/>Komu potrzebna makroekonomia? </text:h>
      <text:h text:style-name="P2" text:outline-level="1" text:is-list-header="true"><text:span text:style-name="T10">(Znaczenie makroekonomii w różnych dziedzinach)</text:span></text:h>
      <text:p text:style-name="Text_20_body"><text:span text:style-name="T10">1. </text:span><text:span text:style-name="T4">Makroekonomia i polityka gospodarcza</text:span></text:p>
      <text:p text:style-name="Text_20_body">Makroekonomia kieruje skutecznymi decyzjami dotyczącymi polityki gospodarczej, analizując kluczowe wskaźniki, takie jak PKB, inflacja i bezrobocie, umożliwiając decydentom wspieranie stabilnego wzrostu, zarządzanie inflacją i obniżanie stopy bezrobocia.</text:p>
      <text:p text:style-name="P17">2. <text:span text:style-name="T4">Analiza makroekonomiczna i rynki finansowe</text:span></text:p>
      <text:p text:style-name="P17">Analiza makroekonomiczna umożliwia inwestorom podejmowanie świadomych decyzji na rynkach finansowych poprzez badanie wskaźników, takich jak stopy procentowe, kursy walut i polityka rządu, umożliwiając efektywną alokację aktywów, zarządzanie ryzykiem i strategie inwestycyjne.</text:p>
      <text:p text:style-name="P17">3. <text:span text:style-name="T4">Analiza makroekonomiczna i zarządzanie biznesem</text:span></text:p>
      <text:p text:style-name="P17">Włączenie analizy makroekonomicznej do zarządzania przedsiębiorstwem umożliwia firmom dostosowanie strategii, optymalizację alokacji zasobów i ograniczenie ryzyka związanego z wahaniami makroekonomicznymi, pomagając w zrozumieniu wydatków konsumentów, trendów w branży i optymalizując ogólną wydajność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variable"/>
    <style:font-face style:name="Noto Sans Mono Black" svg:font-family="'Noto Sans Mono Black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ffffff" loext:opacity="100%" style:font-name="Noto Sans Mono" fo:font-family="'Noto Sans Mono'" style:font-family-generic="swiss" style:font-pitch="variable" fo:font-size="16pt" officeooo:rsid="001eb65c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color="#ff0000" loext:opacity="100%" style:font-name="Noto Sans Mono Black" fo:font-family="'Noto Sans Mono Black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Slajd_20_tytułowy_7e_LT_7e_Gliederung_20_1" style:display-name="Slajd tytułow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Gliederung_20_2" style:display-name="Slajd tytułowy~LT~Gliederung 2" style:family="paragraph" style:parent-style-name="Slajd_20_tytułow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ajd_20_tytułowy_7e_LT_7e_Gliederung_20_3" style:display-name="Slajd tytułowy~LT~Gliederung 3" style:family="paragraph" style:parent-style-name="Slajd_20_tytułow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4" style:display-name="Slajd tytułowy~LT~Gliederung 4" style:family="paragraph" style:parent-style-name="Slajd_20_tytułow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ajd_20_tytułowy_7e_LT_7e_Gliederung_20_5" style:display-name="Slajd tytułowy~LT~Gliederung 5" style:family="paragraph" style:parent-style-name="Slajd_20_tytułow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6" style:display-name="Slajd tytułowy~LT~Gliederung 6" style:family="paragraph" style:parent-style-name="Slajd_20_tytułow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7" style:display-name="Slajd tytułowy~LT~Gliederung 7" style:family="paragraph" style:parent-style-name="Slajd_20_tytułow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8" style:display-name="Slajd tytułowy~LT~Gliederung 8" style:family="paragraph" style:parent-style-name="Slajd_20_tytułow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9" style:display-name="Slajd tytułowy~LT~Gliederung 9" style:family="paragraph" style:parent-style-name="Slajd_20_tytułow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Titel" style:display-name="Slajd tytułow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Untertitel" style:display-name="Slajd tytułow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Notizen" style:display-name="Slajd tytułow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lajd_20_tytułowy_7e_LT_7e_Hintergrundobjekte" style:display-name="Slajd tytułow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lajd_20_tytułowy_7e_LT_7e_Hintergrund" style:display-name="Slajd tytułow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1" style:display-name="Tytuł i zawartość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Gliederung_20_2" style:display-name="Tytuł i zawartość~LT~Gliederung 2" style:family="paragraph" style:parent-style-name="Tytuł_20_i_20_zawartość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ytuł_20_i_20_zawartość_7e_LT_7e_Gliederung_20_3" style:display-name="Tytuł i zawartość~LT~Gliederung 3" style:family="paragraph" style:parent-style-name="Tytuł_20_i_20_zawartość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4" style:display-name="Tytuł i zawartość~LT~Gliederung 4" style:family="paragraph" style:parent-style-name="Tytuł_20_i_20_zawartość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_20_i_20_zawartość_7e_LT_7e_Gliederung_20_5" style:display-name="Tytuł i zawartość~LT~Gliederung 5" style:family="paragraph" style:parent-style-name="Tytuł_20_i_20_zawartość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6" style:display-name="Tytuł i zawartość~LT~Gliederung 6" style:family="paragraph" style:parent-style-name="Tytuł_20_i_20_zawartość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7" style:display-name="Tytuł i zawartość~LT~Gliederung 7" style:family="paragraph" style:parent-style-name="Tytuł_20_i_20_zawartość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8" style:display-name="Tytuł i zawartość~LT~Gliederung 8" style:family="paragraph" style:parent-style-name="Tytuł_20_i_20_zawartość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9" style:display-name="Tytuł i zawartość~LT~Gliederung 9" style:family="paragraph" style:parent-style-name="Tytuł_20_i_20_zawartość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Titel" style:display-name="Tytuł i zawartość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Untertitel" style:display-name="Tytuł i zawartość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Notizen" style:display-name="Tytuł i zawartość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tuł_20_i_20_zawartość_7e_LT_7e_Hintergrundobjekte" style:display-name="Tytuł i zawartość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ytuł_20_i_20_zawartość_7e_LT_7e_Hintergrund" style:display-name="Tytuł i zawartość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ylko_20_tytuł_7e_LT_7e_Gliederung_20_1" style:display-name="Tylko tytuł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lko_20_tytuł_7e_LT_7e_Gliederung_20_2" style:display-name="Tylko tytuł~LT~Gliederung 2" style:family="paragraph" style:parent-style-name="Tylko_20_tytuł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ylko_20_tytuł_7e_LT_7e_Gliederung_20_3" style:display-name="Tylko tytuł~LT~Gliederung 3" style:family="paragraph" style:parent-style-name="Tylko_20_tytuł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lko_20_tytuł_7e_LT_7e_Gliederung_20_4" style:display-name="Tylko tytuł~LT~Gliederung 4" style:family="paragraph" style:parent-style-name="Tylko_20_tytuł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lko_20_tytuł_7e_LT_7e_Gliederung_20_5" style:display-name="Tylko tytuł~LT~Gliederung 5" style:family="paragraph" style:parent-style-name="Tylko_20_tytuł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lko_20_tytuł_7e_LT_7e_Gliederung_20_6" style:display-name="Tylko tytuł~LT~Gliederung 6" style:family="paragraph" style:parent-style-name="Tylko_20_tytuł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lko_20_tytuł_7e_LT_7e_Gliederung_20_7" style:display-name="Tylko tytuł~LT~Gliederung 7" style:family="paragraph" style:parent-style-name="Tylko_20_tytuł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lko_20_tytuł_7e_LT_7e_Gliederung_20_8" style:display-name="Tylko tytuł~LT~Gliederung 8" style:family="paragraph" style:parent-style-name="Tylko_20_tytuł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lko_20_tytuł_7e_LT_7e_Gliederung_20_9" style:display-name="Tylko tytuł~LT~Gliederung 9" style:family="paragraph" style:parent-style-name="Tylko_20_tytuł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lko_20_tytuł_7e_LT_7e_Titel" style:display-name="Tylko tytuł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lko_20_tytuł_7e_LT_7e_Untertitel" style:display-name="Tylko tytu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lko_20_tytuł_7e_LT_7e_Notizen" style:display-name="Tylko tytuł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ylko_20_tytuł_7e_LT_7e_Hintergrundobjekte" style:display-name="Tylko tytu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ylko_20_tytuł_7e_LT_7e_Hintergrund" style:display-name="Tylko tytu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usty_7e_LT_7e_Gliederung_20_1" style:display-name="Pust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usty_7e_LT_7e_Gliederung_20_2" style:display-name="Pusty~LT~Gliederung 2" style:family="paragraph" style:parent-style-name="Pust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usty_7e_LT_7e_Gliederung_20_3" style:display-name="Pusty~LT~Gliederung 3" style:family="paragraph" style:parent-style-name="Pust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usty_7e_LT_7e_Gliederung_20_4" style:display-name="Pusty~LT~Gliederung 4" style:family="paragraph" style:parent-style-name="Pust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usty_7e_LT_7e_Gliederung_20_5" style:display-name="Pusty~LT~Gliederung 5" style:family="paragraph" style:parent-style-name="Pust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usty_7e_LT_7e_Gliederung_20_6" style:display-name="Pusty~LT~Gliederung 6" style:family="paragraph" style:parent-style-name="Pust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usty_7e_LT_7e_Gliederung_20_7" style:display-name="Pusty~LT~Gliederung 7" style:family="paragraph" style:parent-style-name="Pust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usty_7e_LT_7e_Gliederung_20_8" style:display-name="Pusty~LT~Gliederung 8" style:family="paragraph" style:parent-style-name="Pust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usty_7e_LT_7e_Gliederung_20_9" style:display-name="Pusty~LT~Gliederung 9" style:family="paragraph" style:parent-style-name="Pust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1f497d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usty_7e_LT_7e_Titel" style:display-name="Pust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usty_7e_LT_7e_Untertitel" style:display-name="Pust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usty_7e_LT_7e_Notizen" style:display-name="Pusty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usty_7e_LT_7e_Hintergrundobjekte" style:display-name="Pust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Pusty_7e_LT_7e_Hintergrund" style:display-name="Pust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19:18.583384099</meta:creation-date>
    <dc:date>2023-06-06T11:44:33.763274060</dc:date>
    <meta:editing-duration>P2DT25M15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8" meta:paragraph-count="65" meta:word-count="776" meta:character-count="6080" meta:non-whitespace-character-count="5375"/>
  </office:meta>
</office:document-meta>
</file>